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5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18"/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200"/>
    </style:style>
    <style:style style:name="ce8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Total elapsed time (s)</text:p>
          </table:table-cell>
          <table:table-cell table:style-name="ce1" office:value-type="string" calcext:value-type="string">
            <text:p>Total No. of Counts</text:p>
          </table:table-cell>
          <table:table-cell table:style-name="ce1" office:value-type="string" calcext:value-type="string">
            <text:p>Decay rate (counts/sec)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[.B2]/[.A2]" office:value-type="float" office:value="1.3" calcext:value-type="float">
            <text:p>1.3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[.B3]/[.A3]" office:value-type="float" office:value="1.38333333333333" calcext:value-type="float">
            <text:p>1.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[.B4]/[.A4]" office:value-type="float" office:value="1.53333333333333" calcext:value-type="float">
            <text:p>1.5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[.B5]/[.A5]" office:value-type="float" office:value="1.59166666666667" calcext:value-type="float">
            <text:p>1.5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[.B6]/[.A6]" office:value-type="float" office:value="1.72666666666667" calcext:value-type="float">
            <text:p>1.7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[.B7]/[.A7]" office:value-type="float" office:value="1.63888888888889" calcext:value-type="float">
            <text:p>1.64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[.B8]/[.A8]" office:value-type="float" office:value="1.55714285714286" calcext:value-type="float">
            <text:p>1.5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[.B9]/[.A9]" office:value-type="float" office:value="1.55416666666667" calcext:value-type="float">
            <text:p>1.5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[.B10]/[.A10]" office:value-type="float" office:value="1.56296296296296" calcext:value-type="float">
            <text:p>1.5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[.B11]/[.A11]" office:value-type="float" office:value="1.56333333333333" calcext:value-type="float">
            <text:p>1.5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[.B12]/[.A12]" office:value-type="float" office:value="1.60606060606061" calcext:value-type="float">
            <text:p>1.6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[.B13]/[.A13]" office:value-type="float" office:value="1.61111111111111" calcext:value-type="float">
            <text:p>1.6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[.B14]/[.A14]" office:value-type="float" office:value="1.5974358974359" calcext:value-type="float">
            <text:p>1.6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[.B15]/[.A15]" office:value-type="float" office:value="1.54761904761905" calcext:value-type="float">
            <text:p>1.5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0" calcext:value-type="float">
            <text:p>680</text:p>
          </table:table-cell>
          <table:table-cell table:style-name="ce6" table:formula="of:=[.B16]/[.A16]" office:value-type="float" office:value="1.51111111111111" calcext:value-type="float">
            <text:p>1.51</text:p>
          </table:table-cell>
          <table:table-cell table:style-name="ce8" office:value-type="string" calcext:value-type="string">
            <text:p>Answer b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7" table:formula="of:=AVERAGE([.C2:.C16])" office:value-type="float" office:value="1.55232216548883" calcext:value-type="float">
            <text:p>1.55</text:p>
          </table:table-cell>
          <table:table-cell table:style-name="ce2" office:value-type="string" calcext:value-type="string">
            <text:p>Answer a</text:p>
          </table:table-cell>
        </table:table-row>
        <table:table-row table:style-name="ro1">
          <table:table-cell/>
          <table:table-cell table:style-name="ce1" office:value-type="string" calcext:value-type="string">
            <text:p>Uncertainty</text:p>
          </table:table-cell>
          <table:table-cell table:style-name="Default" office:value-type="string" calcext:value-type="string">
            <text:p>MISSING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nswer c</text:p>
          </table:table-cell>
          <table:table-cell table:style-name="ce3" office:value-type="string" calcext:value-type="string">
            <text:p>The results from student A are more likely to be accurate as more trials have been performed. However, both of them have the same uncertainty, thus precision is the same.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nswer d </text:p>
          </table:table-cell>
          <table:table-cell table:style-name="ce4" table:formula="of:=EXP(-1.17828)" office:value-type="float" office:value="0.307807712818943" calcext:value-type="float">
            <text:p>0.3078077</text:p>
          </table:table-cell>
          <table:table-cell table:style-name="ce1" office:value-type="string" calcext:value-type="string">
            <text:p>(NOT rounded value of 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SING UNC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5:52:31.024795068</meta:creation-date>
    <meta:generator>LibreOffice/5.4.2.2$MacOSX_X86_64 LibreOffice_project/22b09f6418e8c2d508a9eaf86b2399209b0990f4</meta:generator>
    <dc:date>2017-11-04T16:30:18.104951789</dc:date>
    <meta:editing-duration>PT27M35S</meta:editing-duration>
    <meta:editing-cycles>4</meta:editing-cycles>
    <meta:document-statistic meta:table-count="1" meta:cell-count="60" meta:object-count="0"/>
  </office:meta>
</office:document-meta>
</file>